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top="0.152cm" fo:margin-bottom="0.011cm" style:contextual-spacing="false"/>
    </style:style>
    <style:style style:name="P2" style:family="paragraph" style:parent-style-name="Heading_20_2">
      <style:text-properties officeooo:paragraph-rsid="0011c580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9">
      <style:text-properties officeooo:paragraph-rsid="0011c580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cm" fo:margin-bottom="0cm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cm" fo:margin-bottom="0cm" style:contextual-spacing="fals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<text:span text:style-name="T5">Study MBBS Abroad Landing Page - Development Report</text:span></text:span></text:h>
      <text:h text:style-name="Heading_20_2" text:outline-level="2"><text:span text:style-name="Strong_20_Emphasis"><text:span text:style-name="T4">Overview</text:span></text:span></text:h>
      <text:p text:style-name="Text_20_body">The <text:span text:style-name="Strong_20_Emphasis">"Study MBBS Abroad"</text:span> landing page is a fully responsive, modern, and optimized front-end project designed to help students explore MBBS opportunities abroad.</text:p>
      <text:h text:style-name="Heading_20_3" text:outline-level="3"><text:span text:style-name="Strong_20_Emphasis">Key Features:</text:span></text:h>
      <text:list text:style-name="L1">
        <text:list-item>
          <text:p text:style-name="P4">Structured layout for seamless navigation </text:p>
        </text:list-item>
        <text:list-item>
          <text:p text:style-name="P4">Lead generation form to capture student inquiries </text:p>
        </text:list-item>
        <text:list-item>
          <text:p text:style-name="P4">SEO-optimized content for better search visibility </text:p>
        </text:list-item>
        <text:list-item>
          <text:p text:style-name="P4">Performance tracking integrations using analytics tools </text:p>
        </text:list-item>
        <text:list-item>
          <text:p text:style-name="P3">Developed using <text:span text:style-name="Strong_20_Emphasis">HTML, Tailwind CSS, and JavaScript</text:span> </text:p>
        </text:list-item>
      </text:list>
      <text:p text:style-name="Horizontal_20_Line"/>
      <text:h text:style-name="P1" text:outline-level="2"><text:span text:style-name="Strong_20_Emphasis"><text:span text:style-name="T4">Design &amp; UI/UX Approach</text:span></text:span></text:h>
      <text:h text:style-name="Heading_20_3" text:outline-level="3"><text:span text:style-name="Strong_20_Emphasis">1. Visual Design</text:span></text:h>
      <text:list text:style-name="L2">
        <text:list-item>
          <text:p text:style-name="P6"><text:span text:style-name="Strong_20_Emphasis">Minimalist UI:</text:span> Clean, distraction-free design focusing on essential information </text:p>
        </text:list-item>
        <text:list-item>
          <text:p text:style-name="P6"><text:span text:style-name="Strong_20_Emphasis">Color Palette:</text:span> </text:p>
          <text:list>
            <text:list-item>
              <text:p text:style-name="P6">Primary Color: <text:span text:style-name="Source_20_Text">#3B82F6</text:span> (Blue – Trust, Professionalism, Stability) </text:p>
            </text:list-item>
            <text:list-item>
              <text:p text:style-name="P6">Accent Colors: <text:span text:style-name="Source_20_Text">#FFFFFF</text:span> (White) &amp; <text:span text:style-name="Source_20_Text">#F3F4F6</text:span> (Gray) for readability and contrast </text:p>
            </text:list-item>
          </text:list>
        </text:list-item>
        <text:list-item>
          <text:p text:style-name="P6"><text:span text:style-name="Strong_20_Emphasis">Typography:</text:span> </text:p>
          <text:list>
            <text:list-item>
              <text:p text:style-name="P6">Sans-serif fonts for a modern and elegant feel </text:p>
            </text:list-item>
            <text:list-item>
              <text:p text:style-name="P6">Clear font hierarchy to enhance readability </text:p>
            </text:list-item>
          </text:list>
        </text:list-item>
        <text:list-item>
          <text:p text:style-name="P6"><text:span text:style-name="Strong_20_Emphasis">Imagery:</text:span> </text:p>
          <text:list>
            <text:list-item>
              <text:p text:style-name="P6">High-quality, relevant images to enhance user engagement </text:p>
            </text:list-item>
            <text:list-item>
              <text:p text:style-name="P5">Optimized images for faster loading times </text:p>
            </text:list-item>
          </text:list>
        </text:list-item>
      </text:list>
      <text:h text:style-name="Heading_20_3" text:outline-level="3"><text:span text:style-name="Strong_20_Emphasis">2. Page Structure &amp; Components</text:span></text:h>
      <text:list text:style-name="L3">
        <text:list-item>
          <text:p text:style-name="P8"><text:span text:style-name="Strong_20_Emphasis">Hero Section</text:span> – Eye-catching banner with a strong CTA (Apply Now) </text:p>
        </text:list-item>
        <text:list-item>
          <text:p text:style-name="P8"><text:span text:style-name="Strong_20_Emphasis">Why Study MBBS Abroad?</text:span> – Highlights key benefits in a structured format </text:p>
        </text:list-item>
        <text:list-item>
          <text:p text:style-name="P8"><text:span text:style-name="Strong_20_Emphasis">Top Countries</text:span> – Grid-based layout displaying Russia, Uzbekistan, Kazakhstan, Philippines, Georgia, Kyrgyzstan, and Egypt </text:p>
        </text:list-item>
        <text:list-item>
          <text:p text:style-name="P8"><text:span text:style-name="Strong_20_Emphasis">Admission Process &amp; Eligibility</text:span> – Step-by-step guide for prospective students </text:p>
        </text:list-item>
        <text:list-item>
          <text:p text:style-name="P8"><text:span text:style-name="Strong_20_Emphasis">Lead Generation Form</text:span> – Captures user data (Name, Email, Phone, Country Preference) </text:p>
        </text:list-item>
        <text:list-item>
          <text:p text:style-name="P7"><text:span text:style-name="Strong_20_Emphasis">Call-to-Action (CTA)</text:span> – Encourages users to apply or get more details </text:p>
        </text:list-item>
      </text:list>
      <text:p text:style-name="Horizontal_20_Line"/>
      <text:h text:style-name="P1" text:outline-level="2"><text:span text:style-name="Strong_20_Emphasis"><text:span text:style-name="T4">Development Process</text:span></text:span></text:h>
      <text:h text:style-name="Heading_20_3" text:outline-level="3"><text:span text:style-name="Strong_20_Emphasis">1. Technologies Used</text:span></text:h>
      <text:list text:style-name="L4">
        <text:list-item>
          <text:p text:style-name="P10"><text:span text:style-name="Strong_20_Emphasis">HTML5</text:span> – Semantic structure for enhanced accessibility </text:p>
        </text:list-item>
        <text:list-item>
          <text:p text:style-name="P10"><text:span text:style-name="Strong_20_Emphasis">Tailwind CSS</text:span> – Utility-first CSS framework for fast, responsive styling </text:p>
        </text:list-item>
        <text:list-item>
          <text:p text:style-name="P10"><text:soft-page-break/><text:span text:style-name="Strong_20_Emphasis">JavaScript:</text:span> </text:p>
          <text:list>
            <text:list-item>
              <text:p text:style-name="P10">Dynamic text animations for interactive engagement </text:p>
            </text:list-item>
            <text:list-item>
              <text:p text:style-name="P10">Form validation to prevent incorrect submissions </text:p>
            </text:list-item>
          </text:list>
        </text:list-item>
        <text:list-item>
          <text:p text:style-name="P10"><text:span text:style-name="Strong_20_Emphasis">Google Analytics &amp; Facebook Pixel:</text:span> </text:p>
          <text:list>
            <text:list-item>
              <text:p text:style-name="P10">Tracks user interactions </text:p>
            </text:list-item>
            <text:list-item>
              <text:p text:style-name="P9">Helps measure conversions and optimize marketing strategies </text:p>
            </text:list-item>
          </text:list>
        </text:list-item>
      </text:list>
      <text:h text:style-name="Heading_20_3" text:outline-level="3"><text:span text:style-name="Strong_20_Emphasis">2. Key Features Implemented</text:span></text:h>
      <text:list text:style-name="L5">
        <text:list-item>
          <text:p text:style-name="P12"><text:span text:style-name="Strong_20_Emphasis">Fully Responsive Design</text:span> – Optimized for mobile, tablet, and desktop </text:p>
        </text:list-item>
        <text:list-item>
          <text:p text:style-name="P12"><text:span text:style-name="Strong_20_Emphasis">SEO Optimization:</text:span> </text:p>
          <text:list>
            <text:list-item>
              <text:p text:style-name="P12">Well-structured meta tags (title, description, keywords) </text:p>
            </text:list-item>
            <text:list-item>
              <text:p text:style-name="P12">Semantic HTML (<text:span text:style-name="Source_20_Text">&lt;header&gt;</text:span>, <text:span text:style-name="Source_20_Text">&lt;section&gt;</text:span>, <text:span text:style-name="Source_20_Text">&lt;footer&gt;</text:span>) </text:p>
            </text:list-item>
            <text:list-item>
              <text:p text:style-name="P12">Alt text for images to improve accessibility and SEO </text:p>
            </text:list-item>
          </text:list>
        </text:list-item>
        <text:list-item>
          <text:p text:style-name="P12"><text:span text:style-name="Strong_20_Emphasis">Performance Enhancements:</text:span> </text:p>
          <text:list>
            <text:list-item>
              <text:p text:style-name="P12">Minified CSS &amp; JavaScript for faster load times </text:p>
            </text:list-item>
            <text:list-item>
              <text:p text:style-name="P12">Lazy loading for images to reduce initial page load time </text:p>
            </text:list-item>
            <text:list-item>
              <text:p text:style-name="P12">CDN integration for faster asset delivery </text:p>
            </text:list-item>
          </text:list>
        </text:list-item>
        <text:list-item>
          <text:p text:style-name="P12"><text:span text:style-name="Strong_20_Emphasis">Accessibility Improvements:</text:span> </text:p>
          <text:list>
            <text:list-item>
              <text:p text:style-name="P12">Proper contrast ratios for readability </text:p>
            </text:list-item>
            <text:list-item>
              <text:p text:style-name="P12">Keyboard-friendly navigation </text:p>
            </text:list-item>
            <text:list-item>
              <text:p text:style-name="P11">ARIA attributes for screen reader support </text:p>
            </text:list-item>
          </text:list>
        </text:list-item>
      </text:list>
      <text:p text:style-name="Horizontal_20_Line"/>
      <text:h text:style-name="P1" text:outline-level="2"><text:span text:style-name="Strong_20_Emphasis"><text:span text:style-name="T4">Challenges &amp; Solutions</text:span></text:span></text:h>
      <text:h text:style-name="Heading_20_3" text:outline-level="3"><text:span text:style-name="Strong_20_Emphasis">1. Responsiveness Across Devices</text:span></text:h>
      <text:list text:style-name="L6">
        <text:list-item>
          <text:p text:style-name="P14"><text:span text:style-name="Strong_20_Emphasis">Issue:</text:span> Inconsistent layout across different screen sizes </text:p>
        </text:list-item>
        <text:list-item>
          <text:p text:style-name="P13"><text:span text:style-name="Strong_20_Emphasis">Solution:</text:span> Used Tailwind CSS flex/grid utilities for a fully adaptive design </text:p>
        </text:list-item>
      </text:list>
      <text:h text:style-name="Heading_20_3" text:outline-level="3"><text:span text:style-name="Strong_20_Emphasis">2. Form Validation Without Backend</text:span></text:h>
      <text:list text:style-name="L7">
        <text:list-item>
          <text:p text:style-name="P16"><text:span text:style-name="Strong_20_Emphasis">Issue:</text:span> Preventing users from submitting invalid data </text:p>
        </text:list-item>
        <text:list-item>
          <text:p text:style-name="P15"><text:span text:style-name="Strong_20_Emphasis">Solution:</text:span> Implemented JavaScript-based validation (required fields, email format checks) </text:p>
        </text:list-item>
      </text:list>
      <text:h text:style-name="Heading_20_3" text:outline-level="3"><text:span text:style-name="Strong_20_Emphasis">3. Performance Optimization</text:span></text:h>
      <text:list text:style-name="L8">
        <text:list-item>
          <text:p text:style-name="P18"><text:span text:style-name="Strong_20_Emphasis">Issue:</text:span> Ensuring fast page load speed </text:p>
        </text:list-item>
        <text:list-item>
          <text:p text:style-name="P18"><text:span text:style-name="Strong_20_Emphasis">Solution:</text:span> </text:p>
          <text:list>
            <text:list-item>
              <text:p text:style-name="P18">Optimized images for web performance </text:p>
            </text:list-item>
            <text:list-item>
              <text:p text:style-name="P18">Minified scripts &amp; styles </text:p>
            </text:list-item>
            <text:list-item>
              <text:p text:style-name="P17">Leveraged caching strategies </text:p>
            </text:list-item>
          </text:list>
        </text:list-item>
      </text:list>
      <text:p text:style-name="Horizontal_20_Line"/>
      <text:h text:style-name="P1" text:outline-level="2"><text:span text:style-name="Strong_20_Emphasis"><text:span text:style-name="T4">Deployment &amp; Hosting</text:span></text:span></text:h>
      <text:list text:style-name="L9">
        <text:list-item>
          <text:p text:style-name="P19"><text:span text:style-name="Strong_20_Emphasis">Netlify / Vercel</text:span> – Deployed with a live demo </text:p>
        </text:list-item>
        <text:list-item>
          <text:p text:style-name="P20"><text:span text:style-name="Strong_20_Emphasis">CI/CD Integration</text:span> – Ensured smooth &amp; automated updates </text:p>
        </text:list-item>
      </text:list>
      <text:h text:style-name="P2" text:outline-level="2"><text:soft-page-break/><text:span text:style-name="Strong_20_Emphasis">Conclusion</text:span></text:h>
      <text:p text:style-name="Text_20_body">The <text:span text:style-name="Strong_20_Emphasis">"Study MBBS Abroad"</text:span> landing page successfully integrates modern UI/UX principles with efficient front-end development techniques.</text:p>
      <text:h text:style-name="Heading_20_3" text:outline-level="3"><text:span text:style-name="Strong_20_Emphasis">Key Achievements:</text:span></text:h>
      <text:list text:style-name="L10">
        <text:list-item>
          <text:p text:style-name="P22">Fully responsive design ensuring accessibility across devices </text:p>
        </text:list-item>
        <text:list-item>
          <text:p text:style-name="P22">SEO-optimized for better search rankings </text:p>
        </text:list-item>
        <text:list-item>
          <text:p text:style-name="P22">High-performance landing page with minified assets &amp; lazy loading </text:p>
        </text:list-item>
        <text:list-item>
          <text:p text:style-name="P21">Integrated analytics &amp; tracking for user engagement insights </text:p>
        </text:list-item>
      </text:list>
      <text:p text:style-name="Text_20_body">This project showcases <text:span text:style-name="Strong_20_Emphasis">scalable, high-performance web development</text:span> using <text:span text:style-name="Strong_20_Emphasis">Tailwind CSS and JavaScript</text:span>, making it an excellent <text:span text:style-name="Strong_20_Emphasis">lead generation tool</text:span> for MBBS aspirants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5T19:11:57.155000000</meta:creation-date>
    <dc:date>2025-02-15T19:43:18.841000000</dc:date>
    <meta:editing-duration>PT7M5S</meta:editing-duration>
    <meta:editing-cycles>1</meta:editing-cycles>
    <meta:document-statistic meta:table-count="0" meta:image-count="0" meta:object-count="0" meta:page-count="3" meta:paragraph-count="76" meta:word-count="536" meta:character-count="3725" meta:non-whitespace-character-count="3253"/>
    <meta:generator>LibreOffice/24.2.6.2$Windows_X86_64 LibreOffice_project/ef66aa7e36a1bb8e65bfbc63aba53045a14d0871</meta:generator>
  </office:meta>
</office:document-meta>
</file>